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List_20_Heading" style:list-style-name="L2"/>
    <style:style style:name="P15" style:family="paragraph" style:parent-style-name="Preformatted_20_Text" style:list-style-name="L4"/>
    <style:style style:name="P16" style:family="paragraph" style:parent-style-name="Preformatted_20_Text" style:list-style-name="L4">
      <style:text-properties style:font-name="Liberation Serif" fo:font-size="12pt" style:font-size-asian="12pt" style:font-size-complex="12pt"/>
    </style:style>
    <style:style style:name="P17" style:family="paragraph" style:parent-style-name="Preformatted_20_Text" style:list-style-name="L5">
      <style:text-properties style:font-name="Liberation Serif" fo:font-size="12pt" style:font-size-asian="12pt" style:font-size-complex="12pt"/>
    </style:style>
    <style:style style:name="P18" style:family="paragraph" style:parent-style-name="Preformatted_20_Text" style:list-style-name="L6">
      <style:text-properties style:font-name="Liberation Serif" fo:font-size="12pt" style:font-size-asian="12pt" style:font-size-complex="12pt"/>
    </style:style>
    <style:style style:name="T1" style:family="text">
      <style:text-properties style:text-position="-33% 8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ejaVu Sans Mono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Grupo 11</text:span>:</text:p>
      <text:p text:style-name="P11">Roberto Omaña<text:tab/>06-39990</text:p>
      <text:p text:style-name="P11">Leopoldo Pimentel<text:tab/>06-40095</text:p>
      <text:p text:style-name="P11"/>
      <text:p text:style-name="P1">Investigación</text:p>
      <text:p text:style-name="Standard"/>
      <text:p text:style-name="Standard">1.</text:p>
      <text:list xml:id="list17586752861" text:style-name="L1">
        <text:list-item>
          <text:p text:style-name="P6">:</text:p>
          <text:list>
            <text:list-item>
              <text:p text:style-name="P6">Función</text:p>
              <text:list>
                <text:list-item>
                  <text:p text:style-name="P6">Retorna el último comando 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182386637" text:continue-numbering="true" text:style-name="L1">
        <text:list-item>
          <text:p text:style-name="P6">:browse</text:p>
          <text:list>
            <text:list-item>
              <text:p text:style-name="P6">Sintaxis</text:p>
              <text:list>
                <text:list-item>
                  <text:p text:style-name="P6"><text:span text:style-name="Source_20_Text">:browse</text:span>[<text:span text:style-name="Source_20_Text">!</text:span>] [[<text:span text:style-name="Source_20_Text">*</text:span>]&lt;<text:span text:style-name="Emphasis"><text:span text:style-name="Source_20_Text">module&gt;</text:span></text:span>] ... </text:p>
                </text:list-item>
              </text:list>
            </text:list-item>
          </text:list>
        </text:list-item>
      </text:list>
      <text:p text:style-name="Standard"/>
      <text:list xml:id="list384776397" text:continue-numbering="true" text:style-name="L1">
        <text:list-item>
          <text:list>
            <text:list-item>
              <text:p text:style-name="P6">Función</text:p>
              <text:list>
                <text:list-item>
                  <text:p text:style-name="P6">Muestra los identificadores exportados por el módulo <text:span text:style-name="Source_20_Text"><text:span text:style-name="T5">module</text:span></text:span>, el cual debe ser igualmente cargado en GCHi o ser un miembro de un paquete. Si <text:span text:style-name="Source_20_Text"><text:span text:style-name="T5">module</text:span></text:span> es omitido, el módulo más recientemente cargado es tomado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272806339" text:continue-numbering="true" text:style-name="L1">
        <text:list-item>
          <text:p text:style-name="P6">:info</text:p>
          <text:list>
            <text:list-item>
              <text:p text:style-name="P6">Sintaxis</text:p>
              <text:list>
                <text:list-item>
                  <text:p text:style-name="P6"><text:span text:style-name="Source_20_Text">:info</text:span> &lt;<text:span text:style-name="Emphasis"><text:span text:style-name="Source_20_Text">name&gt;</text:span></text:span> ... </text:p>
                </text:list-item>
              </text:list>
            </text:list-item>
          </text:list>
        </text:list-item>
      </text:list>
      <text:p text:style-name="Standard"/>
      <text:list xml:id="list1094771310" text:continue-numbering="true" text:style-name="L1">
        <text:list-item>
          <text:list>
            <text:list-item>
              <text:p text:style-name="P6">Función</text:p>
              <text:list>
                <text:list-item>
                  <text:p text:style-name="P12">Muestra información sobre el(los) nombre(s) dado(s). Por ejemplo, si <text:span text:style-name="Source_20_Text"><text:span text:style-name="T5">name</text:span></text:span> es una clase, entonces los métodos de la clase y sus tipos deben ser impresos; si <text:span text:style-name="Source_20_Text"><text:span text:style-name="T5">name</text:span></text:span> es un constructor de tipo, entonces su definición debe ser impresa; si <text:span text:style-name="Source_20_Text"><text:span text:style-name="T5">name</text:span></text:span> es una <text:s/>función, entonces su tipo debe ser impreso. Si name ha sido cargado desde un archivo fuente, entonces GHCi también mostrará la localización de su definición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97701907" text:style-name="L2">
        <text:list-item>
          <text:p text:style-name="P7">:module</text:p>
          <text:list>
            <text:list-item>
              <text:p text:style-name="P7">Sintaxis</text:p>
              <text:list>
                <text:list-item>
                  <text:p text:style-name="P14"><text:span text:style-name="Source_20_Text">:module [+|-] [*]</text:span><text:span text:style-name="Source_20_Text"><text:span text:style-name="Emphasis">mod</text:span></text:span><text:span text:style-name="Source_20_Text"><text:span text:style-name="Emphasis"><text:span text:style-name="T1">1</text:span></text:span></text:span><text:span text:style-name="Source_20_Text"> ... [*]</text:span><text:span text:style-name="Source_20_Text"><text:span text:style-name="Emphasis">mod</text:span></text:span><text:span text:style-name="Emphasis"><text:span text:style-name="Source_20_Text"><text:span text:style-name="T1">n</text:span></text:span></text:span> <text:bookmark text:name="id489074"/>, <text:span text:style-name="Source_20_Text">import </text:span><text:span text:style-name="Emphasis"><text:span text:style-name="Source_20_Text">mod</text:span></text:span> </text:p>
                </text:list-item>
              </text:list>
            </text:list-item>
          </text:list>
        </text:list-item>
      </text:list>
      <text:p text:style-name="Standard"/>
      <text:list xml:id="list1458069708" text:continue-numbering="true" text:style-name="L2">
        <text:list-item>
          <text:list>
            <text:list-item>
              <text:p text:style-name="P7">Función</text:p>
              <text:list>
                <text:list-item>
                  <text:p text:style-name="P7">Establece o modifica el contexto actual para las instrucciones escritas en el intérprete. La forma <text:s/><text:span text:style-name="Source_20_Text">import </text:span><text:span text:style-name="Emphasis"><text:span text:style-name="T6">mod </text:span></text:span><text:span text:style-name="Emphasis"><text:span text:style-name="T4">es equivalente a </text:span></text:span><text:span text:style-name="Source_20_Text"><text:span text:style-name="T7">:module +</text:span></text:span><text:span text:style-name="Emphasis"><text:span text:style-name="T6">mod</text:span></text:span><text:span text:style-name="Emphasis"><text:span text:style-name="T4">.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oft-page-break/></text:p>
      <text:list xml:id="list1843160538" text:continue-numbering="true" text:style-name="L2">
        <text:list-item>
          <text:p text:style-name="P7">:load</text:p>
          <text:list>
            <text:list-item>
              <text:p text:style-name="P7">Sintaxis</text:p>
              <text:list>
                <text:list-item>
                  <text:p text:style-name="P7"><text:span text:style-name="Source_20_Text">:load</text:span> [<text:span text:style-name="Source_20_Text">*</text:span>]&lt;<text:span text:style-name="Emphasis"><text:span text:style-name="Source_20_Text">module&gt;</text:span></text:span> ... </text:p>
                </text:list-item>
              </text:list>
            </text:list-item>
            <text:list-item>
              <text:p text:style-name="P7">Función</text:p>
              <text:list>
                <text:list-item>
                  <text:p text:style-name="P13">Carga recursivamente los <text:span text:style-name="Source_20_Text"><text:span text:style-name="T5">module</text:span></text:span><text:span text:style-name="T5">s</text:span> especificados, y todos los modelos de quienes ellos dependen. Cada <text:span text:style-name="Source_20_Text"><text:span text:style-name="T5">module</text:span></text:span> debe ser un nombre de un módulo o un archivo, pero no el nombre de un módulo en un paquete.</text:p>
                </text:list-item>
              </text:list>
            </text:list-item>
          </text:list>
        </text:list-item>
      </text:list>
      <text:p text:style-name="Text_20_body"><text:tab/><text:tab/>Todos los módulos previamente cargados, excepto módulos de paquetes, son ignorados. <text:tab/><text:tab/><text:tab/>El nuevo conjunto de módulos es conocido como <text:span text:style-name="T5">target set</text:span>. Note que :load puede ser <text:tab/><text:tab/><text:tab/>usado sin algún argumento para descargar todos los módulos actualmente cargados y sus <text:tab/><text:tab/>vínculos.</text:p>
      <text:p text:style-name="Text_20_body"><text:tab/><text:tab/>Normalmente código pre-compilado para un módulo será cargado si está disponible, o <text:tab/><text:tab/><text:tab/>sino el módulo será compilado en código byte. Usando el prefijo * se forza a un módulo <text:tab/><text:tab/>a ser cargado como código byte.</text:p>
      <text:p text:style-name="Text_20_body"/>
      <text:p text:style-name="Text_20_body"/>
      <text:list xml:id="list1745619763" text:style-name="L3">
        <text:list-item>
          <text:p text:style-name="P8">:reload</text:p>
          <text:list>
            <text:list-item>
              <text:p text:style-name="P8">Sintaxis</text:p>
              <text:list>
                <text:list-item>
                  <text:p text:style-name="P8"><text:span text:style-name="Source_20_Text">:reload</text:span></text:p>
                </text:list-item>
              </text:list>
            </text:list-item>
            <text:list-item>
              <text:p text:style-name="P8">Función</text:p>
              <text:list>
                <text:list-item>
                  <text:p text:style-name="P8">Intenta recargar el <text:span text:style-name="T5">target set</text:span> actual si alguno de los módulos en el conjunto, o algún modulo dependiente ha cambiado. Note que esto puede que implique la carga de módulos nuevos, o dejar ir módulos que ya no son indirectamente requeridos por el <text:span text:style-name="T5">target set</text:span>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81684997" text:continue-numbering="true" text:style-name="L3">
        <text:list-item>
          <text:p text:style-name="P8">:type</text:p>
          <text:list>
            <text:list-item>
              <text:p text:style-name="P8">Sintaxis</text:p>
              <text:list>
                <text:list-item>
                  <text:p text:style-name="P8"><text:span text:style-name="Source_20_Text">:type</text:span> &lt;<text:span text:style-name="Emphasis"><text:span text:style-name="Source_20_Text">expression&gt;</text:span></text:span></text:p>
                </text:list-item>
              </text:list>
            </text:list-item>
            <text:list-item>
              <text:p text:style-name="P8">Función</text:p>
              <text:list>
                <text:list-item>
                  <text:p text:style-name="P8">Infiere e imprime el tipo de <text:span text:style-name="Source_20_Text"><text:span text:style-name="T5">expression</text:span></text:span>, incluyendo cuantificadores explícitos forall para tipos polimórficos. La restricción del monomorfismo no está aplicada a la expresión durante la inferencia de tipo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</text:p>
      <text:list xml:id="list1511389650" text:style-name="L4">
        <text:list-item>
          <text:p text:style-name="P9">curry – Definido en 'Data.Tuple'</text:p>
          <text:list>
            <text:list-item>
              <text:p text:style-name="P9">Firma</text:p>
              <text:list>
                <text:list-item>
                  <text:p text:style-name="P9">curry :: ((a, b) → c) → a → b → c</text:p>
                </text:list-item>
              </text:list>
            </text:list-item>
            <text:list-item>
              <text:p text:style-name="P9">Utilidad</text:p>
              <text:list>
                <text:list-item>
                  <text:p text:style-name="P10">Convierte una función no currificada en una función currificada.</text:p>
                  <text:p text:style-name="P16">Currificación es el proceso de transformar una función que toma múltiples argumentos en una función que toma sólo un argumento y devuelve otra función si algún otro argumento es aún necesario.</text:p>
                  <text:p text:style-name="P16"/>
                  <text:p text:style-name="P15">f :: a -&gt; b -&gt; c</text:p>
                  <text:list>
                    <text:list-header>
                      <text:p text:style-name="P9">es la <text:span text:style-name="T2">forma currificada</text:span> de</text:p>
                    </text:list-header>
                  </text:list>
                  <text:p text:style-name="P15">g :: (a, b) -&gt; c</text:p>
                </text:list-item>
              </text:list>
            </text:list-item>
          </text:list>
        </text:list-item>
      </text:list>
      <text:p text:style-name="Standard"/>
      <text:p text:style-name="P2"><text:tab/><text:tab/>Ambas formas son igualmente expresivas, sin embargo la forma currificada es <text:tab/><text:tab/><text:tab/><text:tab/>usualmente más conveniente ya que permite <text:span text:style-name="T2">aplicación parcial</text:span>.</text:p>
      <text:p text:style-name="P2"><text:tab/><text:tab/><text:span text:style-name="T2">Aplicación parcial</text:span> en Haskell involucra pasar menos que el número total de argumentos <text:tab/><text:tab/>a una función que toma múltiples argumentos.</text:p>
      <text:p text:style-name="P2"/>
      <text:p text:style-name="P2"><text:tab/><text:tab/><text:span text:style-name="T3">Por ejemplo</text:span>:</text:p>
      <text:p text:style-name="P2"><text:tab/><text:tab/><text:tab/>add <text:s text:c="4"/>:: Int -&gt; Int -&gt; Int</text:p>
      <text:p text:style-name="Preformatted_20_Text"><text:tab/><text:tab/><text:tab/><text:span text:style-name="T3">add x y = x + y</text:span></text:p>
      <text:p text:style-name="Preformatted_20_Text"/>
      <text:p text:style-name="Preformatted_20_Text"><text:tab/><text:tab/><text:tab/><text:span text:style-name="T3">addOne = add 1</text:span></text:p>
      <text:p text:style-name="P5"/>
      <text:p text:style-name="P5"><text:tab/><text:tab/><text:tab/>En este ejemplo, addOne es el resultado de aplicar parcialmente add. Es una <text:tab/><text:tab/><text:tab/><text:tab/>nueva función que toma un entero, le suma 1 y lo devuelve como resultado.</text:p>
      <text:p text:style-name="P5"/>
      <text:p text:style-name="P5"/>
      <text:p text:style-name="P5"/>
      <text:list xml:id="list963926812" text:style-name="L5">
        <text:list-item>
          <text:p text:style-name="P17">uncurry – Definido en 'Data.Tuple'</text:p>
          <text:list>
            <text:list-item>
              <text:p text:style-name="P17">Firma</text:p>
              <text:list>
                <text:list-item>
                  <text:p text:style-name="P17">uncurry :: (a → b → c)→ ((a, b) → c)</text:p>
                </text:list-item>
              </text:list>
            </text:list-item>
            <text:list-item>
              <text:p text:style-name="P17">Utilidad</text:p>
              <text:list>
                <text:list-item>
                  <text:p text:style-name="P17">Convierte una función currificada a una función en pares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716977668" text:continue-numbering="true" text:style-name="L5">
        <text:list-item>
          <text:p text:style-name="P17">flip – Definido en 'GHC.Base'</text:p>
          <text:list>
            <text:list-item>
              <text:p text:style-name="P17">Firma</text:p>
              <text:list>
                <text:list-item>
                  <text:p text:style-name="P17">flip :: (a → b → c) → b → a → c</text:p>
                </text:list-item>
              </text:list>
            </text:list-item>
            <text:list-item>
              <text:p text:style-name="P17">Utilidad</text:p>
              <text:list>
                <text:list-item>
                  <text:p text:style-name="P17">flip f toma los (primeros) dos argumentos en el orden inverso de f.</text:p>
                  <text:p text:style-name="P17"/>
                  <text:p text:style-name="P17">Por ejemplo:</text:p>
                  <text:list>
                    <text:list-header>
                      <text:p text:style-name="P17">flip f x y <text:s/>= <text:s/>f y x 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><text:soft-page-break/></text:p>
      <text:list xml:id="list1566207897" text:continue-numbering="true" text:style-name="L5">
        <text:list-item>
          <text:p text:style-name="P17">null – Definido en 'GHC.List'</text:p>
          <text:list>
            <text:list-item>
              <text:p text:style-name="P17">Firma</text:p>
              <text:list>
                <text:list-item>
                  <text:p text:style-name="P17">null :: [a] → Bool</text:p>
                </text:list-item>
              </text:list>
            </text:list-item>
            <text:list-item>
              <text:p text:style-name="P17">Utilidad</text:p>
              <text:list>
                <text:list-item>
                  <text:p text:style-name="P17">Chequea si una lista es vacía. Devuelve True si lo es, False si no lo es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385436379" text:continue-numbering="true" text:style-name="L5">
        <text:list-item>
          <text:p text:style-name="P17">(!!) – Definido en 'GHC.List'</text:p>
          <text:list>
            <text:list-item>
              <text:p text:style-name="P17">Firma</text:p>
              <text:list>
                <text:list-item>
                  <text:p text:style-name="P17">(!!) :: [a] → Int → a</text:p>
                </text:list-item>
              </text:list>
            </text:list-item>
            <text:list-item>
              <text:p text:style-name="P17">Utilidad</text:p>
              <text:list>
                <text:list-item>
                  <text:p text:style-name="P17">Devuelve el elemento de la lista que se encuentra en la posición dada.</text:p>
                  <text:p text:style-name="P17"/>
                  <text:p text:style-name="P17">Por ejemplo:</text:p>
                  <text:list>
                    <text:list-header>
                      <text:p text:style-name="P17">(x:xs) (!!) 0 = x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1250767868" text:continue-numbering="true" text:style-name="L5">
        <text:list-item>
          <text:p text:style-name="P17">take – Definido en 'GHC.List'</text:p>
          <text:list>
            <text:list-item>
              <text:p text:style-name="P17">Firma</text:p>
              <text:list>
                <text:list-item>
                  <text:p text:style-name="P17">take :: Int → [a] → [a]</text:p>
                </text:list-item>
              </text:list>
            </text:list-item>
            <text:list-item>
              <text:p text:style-name="P17">Utilidad</text:p>
              <text:list>
                <text:list-item>
                  <text:p text:style-name="P17">take n, aplicado a una lista xs, devuelve el prefijo de xs de longitud n (primeros n elementos de xs), – o xs si n &gt; longitud xs.</text:p>
                  <text:p text:style-name="P17"/>
                  <text:p text:style-name="P17">Por ejemplo:</text:p>
                  <text:list>
                    <text:list-header>
                      <text:p text:style-name="P17">take 2 [3,4,7] = [3,4]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2168250691" text:continue-numbering="true" text:style-name="L5">
        <text:list-item>
          <text:p text:style-name="P17">drop – Definido en 'GHC.List'</text:p>
          <text:list>
            <text:list-item>
              <text:p text:style-name="P17">Firma</text:p>
              <text:list>
                <text:list-item>
                  <text:p text:style-name="P17">drop :: Int → [a] → [a]</text:p>
                </text:list-item>
              </text:list>
            </text:list-item>
            <text:list-item>
              <text:p text:style-name="P17">Utilidad</text:p>
              <text:list>
                <text:list-item>
                  <text:p text:style-name="P17">drop n xs devuelve el sufijo de xs –el resto de la lista luego de los primeros n elementos– , o [] si n &gt; longitud xs.</text:p>
                </text:list-item>
              </text:list>
            </text:list-item>
          </text:list>
        </text:list-item>
      </text:list>
      <text:p text:style-name="P5"/>
      <text:p text:style-name="P5"><text:tab/><text:tab/>Por ejemplo:</text:p>
      <text:p text:style-name="P5"><text:tab/><text:tab/><text:tab/>drop 3 [1,2,3,4] = [4]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5623280" text:style-name="L6">
        <text:list-item>
          <text:p text:style-name="P18">elem – Definido en 'GHC.List'</text:p>
          <text:list>
            <text:list-item>
              <text:p text:style-name="P18">Firma</text:p>
              <text:list>
                <text:list-item>
                  <text:p text:style-name="P18">elem :: (Eq a) =&gt; a → [a] → Bool</text:p>
                </text:list-item>
              </text:list>
            </text:list-item>
            <text:list-item>
              <text:p text:style-name="P18">Utilidad</text:p>
              <text:list>
                <text:list-item>
                  <text:p text:style-name="P18">elem es el predicado de membresía a una lista, indica si el primer argumento es miembro de la lista dada.</text:p>
                  <text:p text:style-name="P18"/>
                  <text:p text:style-name="P18">Por ejemplo:</text:p>
                  <text:list>
                    <text:list-item>
                      <text:list>
                        <text:list-header>
                          <text:p text:style-name="P18">elem 4 [1,2,3] = Fals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list xml:id="list2142127301" text:continue-numbering="true" text:style-name="L6">
        <text:list-item>
          <text:p text:style-name="P18">sqrt – Definido en 'GHC.Float'</text:p>
          <text:list>
            <text:list-item>
              <text:p text:style-name="P18">Firma</text:p>
              <text:list>
                <text:list-item>
                  <text:p text:style-name="P18">sqrt :: Floating a =&gt; a -&gt; a</text:p>
                </text:list-item>
              </text:list>
            </text:list-item>
            <text:list-item>
              <text:p text:style-name="P18">Utilidad</text:p>
              <text:list>
                <text:list-item>
                  <text:p text:style-name="P18">Devuelve la raíz cuadrada del argumento.</text:p>
                </text:list-item>
              </text:list>
            </text:list-item>
          </text:list>
        </text:list-item>
      </text:list>
      <text:p text:style-name="P5"><text:tab/><text:tab/></text:p>
      <text:p text:style-name="P5"><text:tab/><text:tab/>Por ejemplo:</text:p>
      <text:p text:style-name="P5"><text:tab/><text:tab/><text:tab/>sqrt 25 = 5.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Implementación</text:p>
      <text:p text:style-name="P3"/>
      <text:p text:style-name="P3">1.</text:p>
      <text:p text:style-name="P3">nPrimos :: Int -&gt; Int -&gt; [Int]</text:p>
      <text:p text:style-name="P3">nPrimos n m = [ x | x&lt;-[n..m], esPrimo x]</text:p>
      <text:p text:style-name="P3"/>
      <text:p text:style-name="P3">esPrimo :: Int -&gt; Bool</text:p>
      <text:p text:style-name="P3">esPrimo n = [ x | x&lt;-[1..n], mod n x == 0] == [1,n]</text:p>
      <text:p text:style-name="P3"/>
      <text:p text:style-name="P3">2.</text:p>
      <text:p text:style-name="P3">emparejar :: [a] -&gt; [b] -&gt; [(a,b)]</text:p>
      <text:p text:style-name="P3">emparejar = emparejarCon (,)</text:p>
      <text:p text:style-name="P3"/>
      <text:p text:style-name="P3">emparejarCon :: (a-&gt;b-&gt;c) -&gt; [a]-&gt;[b]-&gt;[c]</text:p>
      <text:p text:style-name="P3">emparejarCon z (x:xs) (y:ys) = z x y : emparejarCon z xs ys</text:p>
      <text:p text:style-name="P3">emparejarCon _ _ _ = <text:s/>[]</text:p>
      <text:p text:style-name="P3"/>
      <text:p text:style-name="P3">3.</text:p>
      <text:p text:style-name="P3">desemparejar :: [(a,b)] -&gt; ([a],[b])</text:p>
      <text:p text:style-name="P3">desemparejar [] <text:s/>= <text:s/>([], [])</text:p>
      <text:p text:style-name="P3">desemparejar xs = (,) (desemparejarAux fst xs) (desemparejarAux snd xs)</text:p>
      <text:p text:style-name="P3"/>
      <text:p text:style-name="P3">desemparejarAux :: (a-&gt;b)-&gt;[a]-&gt;[b]</text:p>
      <text:p text:style-name="P3">desemparejarAux _ [] = []</text:p>
      <text:p text:style-name="P3">desemparejarAux f (x:xs) = f x : desemparejarAux f xs</text:p>
      <text:p text:style-name="P3"/>
      <text:p text:style-name="P3">4.</text:p>
      <text:p text:style-name="P3"><text:tab/>zip y unzip, respectivamente.</text:p>
      <text:p text:style-name="P3"/>
      <text:p text:style-name="P3">5.</text:p>
      <text:p text:style-name="P3">separarMitad :: [a] -&gt; ([a],[a])</text:p>
      <text:p text:style-name="P3">separarMitad xs</text:p>
      <text:p text:style-name="P3"><text:s text:c="5"/>| mod longitud 2 == 0 = (take (div longitud 2) xs, drop (longitud - div longitud 2) xs)</text:p>
      <text:p text:style-name="P3"><text:s text:c="5"/>| otherwise = (take (div longitud 2) xs, drop (longitud - div longitud 2 - 1) xs)</text:p>
      <text:p text:style-name="P3"><text:s text:c="10"/>where longitud = length xs</text:p>
      <text:p text:style-name="P3"><text:s text:c="16"/></text:p>
      <text:p text:style-name="P3">6.</text:p>
      <text:p text:style-name="P3">mergeSort :: Ord a =&gt; [a] -&gt; [a]</text:p>
      <text:p text:style-name="P3">mergeSort [] <text:s text:c="3"/>= <text:s/>[]</text:p>
      <text:p text:style-name="P3">mergeSort [x] <text:s/>= <text:s/>[x]</text:p>
      <text:p text:style-name="P3">mergeSort xs <text:s text:c="2"/>= <text:s/>mezcla (mergeSort ladoizquierdo) (mergeSort ladoderecho)</text:p>
      <text:p text:style-name="P3"><text:s text:c="2"/>where</text:p>
      <text:p text:style-name="P3"><text:s text:c="4"/>(ladoizquierdo, ladoderecho) = separarMitad xs</text:p>
      <text:p text:style-name="P3"><text:s text:c="4"/>mezcla [] xs = xs</text:p>
      <text:p text:style-name="P3"><text:s text:c="4"/>mezcla xs [] = xs</text:p>
      <text:p text:style-name="P3"><text:s text:c="4"/>mezcla (x:xs) (y:ys)</text:p>
      <text:p text:style-name="P3"><text:s text:c="6"/>| x &lt;= y <text:s text:c="5"/>= x : mezcla xs (y:ys)</text:p>
      <text:p text:style-name="P3"><text:s text:c="6"/>| otherwise = y : mezcla (x:xs) 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o Omaña</meta:initial-creator>
    <meta:creation-date>2013-01-22T23:11:22</meta:creation-date>
    <dc:date>2013-01-25T20:47:12</dc:date>
    <dc:creator>Roberto Omaña</dc:creator>
    <meta:editing-duration>PT5H16M53S</meta:editing-duration>
    <meta:editing-cycles>95</meta:editing-cycles>
    <meta:generator>LibreOffice/3.3$Linux LibreOffice_project/330m19$Build-401</meta:generator>
    <meta:document-statistic meta:table-count="0" meta:image-count="0" meta:object-count="0" meta:page-count="6" meta:paragraph-count="150" meta:word-count="1144" meta:character-count="5936"/>
  </office:meta>
</office:document-meta>
</file>